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DD000002645D4D8CC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00"/>
    </style:style>
    <style:style style:name="T1" style:family="text">
      <style:text-properties fo:color="#00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862cm" svg:x="1cm" svg:y="6.918cm">
          <draw:image xlink:href="Pictures/10000000000002DD000002645D4D8CC3.png" xlink:type="simple" xlink:show="embed" xlink:actuate="onLoad">
            <text:p/>
          </draw:image>
        </draw:frame>
        <draw:custom-shape draw:style-name="gr2" draw:text-style-name="P1" draw:layer="layout" svg:width="0.7cm" svg:height="0.7cm" svg:x="16.7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cm" svg:height="0.6cm" svg:x="7.6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0.7cm" svg:x="14.5cm" svg:y="1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0.7cm" svg:x="16.3cm" svg:y="6.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cm" svg:height="0.8cm" svg:x="6.4cm" svg:y="14.3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9cm" svg:x="13.1cm" svg:y="16.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5:07:31</dc:date>
    <dc:creator>Rakhi </dc:creator>
    <meta:document-statistic meta:object-count="7"/>
    <meta:generator>LibreOffice/3.5$Linux_x86 LibreOffice_project/350m1$Build-202</meta:generator>
  </office:meta>
</office:document-meta>
</file>